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E8E445EE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29cm, 2.829cm, 13.097cm, 2.54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8cm" svg:height="21.699cm" svg:x="0.991cm" svg:y="2.492cm">
          <draw:image xlink:href="Pictures/10000000000005E8000007E0E8E445E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51:32.732603585</dc:date>
    <meta:editing-duration>PT3M31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